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rbel" svg:font-family="Corbe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1">
      <style:paragraph-properties style:border-line-width-bottom="0.002cm 0.035cm 0.002cm" fo:padding-left="0cm" fo:padding-right="0cm" fo:padding-top="0cm" fo:padding-bottom="0.035cm" fo:border-left="none" fo:border-right="none" fo:border-top="none" fo:border-bottom="0.039cm double #00000a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style:font-name="Corbel"/>
    </style:style>
    <style:style style:name="T2" style:family="text">
      <style:text-properties style:font-name="Corbel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90585395096817837" text:style-name="Outline">
        <text:list-item>
          <text:h text:style-name="P4" text:outline-level="1"><text:span text:style-name="T1">High Noon Barcelona</text:span></text:h>
        </text:list-item>
        <text:list-item>
          <text:h text:style-name="P3" text:outline-level="1"><text:span text:style-name="T1">Game Concept Proposal</text:span></text:h>
        </text:list-item>
      </text:list>
      <text:p text:style-name="P1"><text:span text:style-name="T1">Un juego de </text:span><text:span text:style-name="T2">acción-aventura en 1ª persona</text:span><text:span text:style-name="T1"> con énfasis en la historia y la preparación táctica de las situaciones de combate, en un </text:span><text:span text:style-name="T2">setting post-apocalíptico</text:span><text:span text:style-name="T1"> (Barcelona), con </text:span><text:span text:style-name="T2">estética ‘western’ y elementos mágicos</text:span><text:span text:style-name="T1">.</text:span></text:p>
      <text:list xml:id="list30697790" text:continue-numbering="true" text:style-name="Outline">
        <text:list-item>
          <text:list>
            <text:list-item>
              <text:h text:style-name="P2" text:outline-level="2"><text:span text:style-name="T1">Audiencia</text:span></text:h>
            </text:list-item>
          </text:list>
        </text:list-item>
      </text:list>
      <text:p text:style-name="P1">El juego se planteará para <text:span text:style-name="T3">hombres y mujeres entre los 16 y 25 años de edad</text:span>, occidentales, que gusten de los juegos de acción y busquen una experiencia hardcore con una historia de misterio rica en detalles. Notas:</text:p>
      <text:list xml:id="list4199446698208006067" text:style-name="WWNum1">
        <text:list-item>
          <text:p text:style-name="P5">Los juegos de acción funcionan bien en este tramo de edad para chicos</text:p>
        </text:list-item>
        <text:list-item>
          <text:p text:style-name="P5">El setting exótico puede ser un riesgo, y debe enfocarse a la captación de jugadores poco afines al género</text:p>
        </text:list-item>
        <text:list-item>
          <text:p text:style-name="P5">De la misma forma trataremos de atraer al público femenino de este tramo etario poniendo énfasis en los elementos de exploración, personalización y socialización</text:p>
        </text:list-item>
      </text:list>
      <text:list xml:id="list30700518" text:continue-list="list30697790" text:style-name="Outline">
        <text:list-item>
          <text:list>
            <text:list-item>
              <text:h text:style-name="P2" text:outline-level="2"><text:span text:style-name="T1">Tipo de Juego</text:span></text:h>
            </text:list-item>
          </text:list>
        </text:list-item>
      </text:list>
      <text:p text:style-name="Standard">Acción-aventura en <text:span text:style-name="T1">1ª</text:span> persona con historia ramificada según las decisiones del jugador</text:p>
      <text:list xml:id="list30685708" text:continue-numbering="true" text:style-name="Outline">
        <text:list-item>
          <text:list>
            <text:list-item>
              <text:h text:style-name="P2" text:outline-level="2"><text:span text:style-name="T1">Mecánica de Juego</text:span></text:h>
            </text:list-item>
          </text:list>
        </text:list-item>
      </text:list>
      <text:p text:style-name="P1">El jugador se enfrentará a un <text:span text:style-name="T3">entorno abierto 3D</text:span> (la ciudad de Barcelona y aledaños), en el que podrá hablar con diversos personajes para conseguir misiones que hagan progresar la historia en sus diferentes sub-argumentos. </text:p>
      <text:p text:style-name="P1">Los <text:span text:style-name="T3">diálogos</text:span> contarán con un <text:span text:style-name="T3">sistema de opciones de respuesta</text:span> que dará variedad a las decisiones del jugador y permitirá que controle el avance de la historia.</text:p>
      <text:p text:style-name="P1">El <text:span text:style-name="T3">combate</text:span> se ha planteado como <text:span text:style-name="T3">acción en </text:span><text:span text:style-name="T2">1ª </text:span><text:span text:style-name="T3">persona</text:span>, con los enemigos con un nivel de poder similar al del jugador, de tal manera que lo ideal sea evitar el combate (mediante diálogos o sigilo) o plantearlo tácticamente para explotar las ventajas del jugador. Las armas más habituales serán espadas, garrotes, lanzas, … siendo las armas de fuego increíblemente escasas, de uso en situaciones extremas.</text:p>
      <text:list xml:id="list30707770" text:continue-numbering="true" text:style-name="Outline">
        <text:list-item>
          <text:list>
            <text:list-item>
              <text:h text:style-name="Heading_20_2" text:outline-level="2">Estética y Setting</text:h>
            </text:list-item>
          </text:list>
        </text:list-item>
      </text:list>
      <text:p text:style-name="P1"><text:span text:style-name="T1">El juego se desarrolla en una Barcelona post-apocalíptica donde las armas de fuego se han convertido en el equivalente a la armadura medieval (i.e. un símbolo de poder y nobleza). El impacto en los personajes que presencian el disparo de un arma de fuego será casi de un hecho divino, la manifestación de la furia de Dios.</text:span></text:p>
      <text:p text:style-name="P1"><text:span text:style-name="T1">Para evidenciar la preponderancia de estas armas se ha decidido que una </text:span><text:span text:style-name="T2">estética de estilo western</text:span><text:span text:style-name="T1">: <text:s/></text:span></text:p>
      <text:list xml:id="list30687995" text:continue-list="list4199446698208006067" text:style-name="WWNum1">
        <text:list-item>
          <text:p text:style-name="P5"><text:span text:style-name="T1">desierto, sol, calor </text:span><text:bookmark text:name="_GoBack"/></text:p>
        </text:list-item>
        <text:list-item>
          <text:p text:style-name="P5"><text:span text:style-name="T1">zonas abiertas en la semi-destruída Barcelona moderna </text:span></text:p>
        </text:list-item>
        <text:list-item>
          <text:p text:style-name="P5"><text:span text:style-name="T1">contrastan con el cerrado Barri Gòtic (la zona vieja) donde vive la clase alta</text:span>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rbel" svg:font-family="Corbe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Montoto García</meta:initial-creator>
    <dc:creator>Pedro Montoto García</dc:creator>
    <meta:editing-cycles>2</meta:editing-cycles>
    <meta:creation-date>2016-12-21T15:37:00</meta:creation-date>
    <dc:date>2016-12-21T16:32:00</dc:date>
    <meta:editing-duration>PT55S</meta:editing-duration>
    <meta:generator>OpenOffice/4.1.1$Win32 OpenOffice.org_project/411m6$Build-9775</meta:generator>
    <meta:document-statistic meta:table-count="0" meta:image-count="0" meta:object-count="0" meta:page-count="2" meta:paragraph-count="20" meta:word-count="385" meta:character-count="2312"/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